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ISOLVL</text:p>
          </table:table-cell>
          <table:table-cell table:style-name="ce1" office:value-type="string" calcext:value-type="string">
            <text:p>ISOLABEL</text:p>
          </table:table-cell>
          <table:table-cell table:style-name="ce1"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35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-40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-45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5-50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-55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5-60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-65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5-70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0-75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5-80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gt;80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15:36:43.863393679</meta:creation-date>
    <dc:date>2022-10-07T11:09:45.590151131</dc:date>
    <meta:editing-duration>PT50M14S</meta:editing-duration>
    <meta:editing-cycles>2</meta:editing-cycles>
    <meta:generator>LibreOffice/7.3.6.2$Linux_X86_64 LibreOffice_project/30$Build-2</meta:generator>
    <meta:document-statistic meta:table-count="1" meta:cell-count="36" meta:object-count="0"/>
  </office:meta>
</office:document-meta>
</file>